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768b0" officeooo:paragraph-rsid="001768b0" style:font-name-asian="DejaVu Serif" style:font-name-complex="DejaVu Serif"/>
    </style:style>
    <style:style style:name="P9" style:family="paragraph" style:parent-style-name="Text_20_body">
      <style:text-properties style:font-name="DejaVu Serif" officeooo:rsid="001b565b" officeooo:paragraph-rsid="001b565b" style:font-name-asian="DejaVu Serif" style:font-name-complex="DejaVu Serif"/>
    </style:style>
    <style:style style:name="P10" style:family="paragraph" style:parent-style-name="Text_20_body">
      <style:text-properties style:font-name="DejaVu Serif" officeooo:rsid="001b565b" officeooo:paragraph-rsid="001ce0c2" style:font-name-asian="DejaVu Serif" style:font-name-complex="DejaVu Serif"/>
    </style:style>
    <style:style style:name="P11" style:family="paragraph" style:parent-style-name="Text_20_body">
      <style:text-properties style:font-name="DejaVu Serif" officeooo:rsid="001ce0c2" officeooo:paragraph-rsid="001ce0c2" style:font-name-asian="DejaVu Serif" style:font-name-complex="DejaVu Serif"/>
    </style:style>
    <style:style style:name="P12" style:family="paragraph" style:parent-style-name="Text_20_body">
      <style:text-properties style:font-name="DejaVu Serif" officeooo:rsid="002bb1a7" officeooo:paragraph-rsid="002bb1a7" style:font-name-asian="DejaVu Serif" style:font-name-complex="DejaVu Serif"/>
    </style:style>
    <style:style style:name="P13" style:family="paragraph" style:parent-style-name="Text_20_body">
      <style:text-properties officeooo:rsid="001ed00a" officeooo:paragraph-rsid="001ed00a"/>
    </style:style>
    <style:style style:name="P14" style:family="paragraph" style:parent-style-name="Text_20_body">
      <style:text-properties officeooo:rsid="001ed00a" officeooo:paragraph-rsid="001cc37a"/>
    </style:style>
    <style:style style:name="P15" style:family="paragraph" style:parent-style-name="Text_20_body">
      <style:text-properties officeooo:rsid="001ce0c2" officeooo:paragraph-rsid="001ce0c2"/>
    </style:style>
    <style:style style:name="P16" style:family="paragraph" style:parent-style-name="Text_20_body">
      <style:text-properties officeooo:rsid="0029d187" officeooo:paragraph-rsid="002cde23"/>
    </style:style>
    <style:style style:name="P17" style:family="paragraph" style:parent-style-name="Text_20_body">
      <style:text-properties officeooo:rsid="002bb1a7" officeooo:paragraph-rsid="002bb1a7"/>
    </style:style>
    <style:style style:name="P18" style:family="paragraph" style:parent-style-name="Text_20_body">
      <style:text-properties officeooo:rsid="002d72df" officeooo:paragraph-rsid="002d72df"/>
    </style:style>
    <style:style style:name="P19" style:family="paragraph" style:parent-style-name="Text_20_body">
      <style:text-properties officeooo:rsid="002fe228" officeooo:paragraph-rsid="002fe228"/>
    </style:style>
    <style:style style:name="P20" style:family="paragraph" style:parent-style-name="Text_20_body">
      <style:text-properties officeooo:rsid="00309a89" officeooo:paragraph-rsid="00309a89"/>
    </style:style>
    <style:style style:name="P21" style:family="paragraph" style:parent-style-name="TextInfo">
      <style:text-properties officeooo:rsid="00192b65" officeooo:paragraph-rsid="00192b65"/>
    </style:style>
    <style:style style:name="P22" style:family="paragraph" style:parent-style-name="TextInfo">
      <style:text-properties officeooo:paragraph-rsid="001ed00a"/>
    </style:style>
    <style:style style:name="P23" style:family="paragraph" style:parent-style-name="Contents_20_3">
      <style:paragraph-properties>
        <style:tab-stops>
          <style:tab-stop style:position="17.403cm" style:type="right" style:leader-style="dotted" style:leader-text="."/>
        </style:tab-stops>
      </style:paragraph-properties>
    </style:style>
    <style:style style:name="P24" style:family="paragraph" style:parent-style-name="Heading">
      <style:text-properties officeooo:rsid="0032a040"/>
    </style:style>
    <style:style style:name="P25" style:family="paragraph" style:parent-style-name="Text_20_body">
      <style:text-properties officeooo:rsid="00309a89" officeooo:paragraph-rsid="00342df5"/>
    </style:style>
    <style:style style:name="P26" style:family="paragraph" style:parent-style-name="Text_20_body">
      <style:text-properties officeooo:rsid="003568f5" officeooo:paragraph-rsid="003568f5"/>
    </style:style>
    <style:style style:name="P27" style:family="paragraph" style:parent-style-name="Text_20_body">
      <style:text-properties officeooo:rsid="0036401a" officeooo:paragraph-rsid="0036401a"/>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fo:font-style="italic" officeooo:rsid="002cde23" style:font-name-asian="DejaVu Serif" style:font-style-asian="italic" style:font-name-complex="DejaVu Serif" style:font-style-complex="italic"/>
    </style:style>
    <style:style style:name="T13" style:family="text">
      <style:text-properties officeooo:rsid="000d75b1"/>
    </style:style>
    <style:style style:name="T14" style:family="text">
      <style:text-properties officeooo:rsid="000ebc85"/>
    </style:style>
    <style:style style:name="T15" style:family="text">
      <style:text-properties officeooo:rsid="000f131b"/>
    </style:style>
    <style:style style:name="T16" style:family="text">
      <style:text-properties officeooo:rsid="00114419"/>
    </style:style>
    <style:style style:name="T17" style:family="text">
      <style:text-properties officeooo:rsid="001220b4"/>
    </style:style>
    <style:style style:name="T18" style:family="text">
      <style:text-properties officeooo:rsid="0013f0bb"/>
    </style:style>
    <style:style style:name="T19" style:family="text">
      <style:text-properties officeooo:rsid="0014e983"/>
    </style:style>
    <style:style style:name="T20" style:family="text">
      <style:text-properties officeooo:rsid="0016ca4e"/>
    </style:style>
    <style:style style:name="T21" style:family="text">
      <style:text-properties officeooo:rsid="00192b65"/>
    </style:style>
    <style:style style:name="T22" style:family="text">
      <style:text-properties fo:font-weight="bold" style:font-weight-asian="bold" style:font-weight-complex="bold"/>
    </style:style>
    <style:style style:name="T23" style:family="text">
      <style:text-properties officeooo:rsid="001cc37a"/>
    </style:style>
    <style:style style:name="T24" style:family="text">
      <style:text-properties officeooo:rsid="001ce0c2"/>
    </style:style>
    <style:style style:name="T25" style:family="text">
      <style:text-properties fo:font-style="italic" style:font-style-asian="italic" style:font-style-complex="italic"/>
    </style:style>
    <style:style style:name="T26" style:family="text">
      <style:text-properties fo:font-style="italic" officeooo:rsid="002783f6" style:font-style-asian="italic" style:font-style-complex="italic"/>
    </style:style>
    <style:style style:name="T27" style:family="text">
      <style:text-properties fo:font-style="italic" officeooo:rsid="000ebc85" style:font-style-asian="italic" style:font-style-complex="italic"/>
    </style:style>
    <style:style style:name="T28" style:family="text">
      <style:text-properties officeooo:rsid="002009dd"/>
    </style:style>
    <style:style style:name="T29" style:family="text">
      <style:text-properties officeooo:rsid="0020f666"/>
    </style:style>
    <style:style style:name="T30" style:family="text">
      <style:text-properties officeooo:rsid="0023e5c2"/>
    </style:style>
    <style:style style:name="T31" style:family="text">
      <style:text-properties officeooo:rsid="002783f6"/>
    </style:style>
    <style:style style:name="T32" style:family="text">
      <style:text-properties officeooo:rsid="002bb1a7"/>
    </style:style>
    <style:style style:name="T33" style:family="text">
      <style:text-properties officeooo:rsid="002cde23"/>
    </style:style>
    <style:style style:name="T34" style:family="text">
      <style:text-properties style:text-position="sub 58%"/>
    </style:style>
    <style:style style:name="T35" style:family="text">
      <style:text-properties style:text-position="sub 58%" style:font-name="DejaVu Serif" style:font-name-asian="DejaVu Serif" style:font-name-complex="DejaVu Serif"/>
    </style:style>
    <style:style style:name="T36" style:family="text">
      <style:text-properties style:text-position="sub 58%" officeooo:rsid="0034032b"/>
    </style:style>
    <style:style style:name="T37" style:family="text">
      <style:text-properties officeooo:rsid="002db5df"/>
    </style:style>
    <style:style style:name="T38" style:family="text">
      <style:text-properties officeooo:rsid="002fe228"/>
    </style:style>
    <style:style style:name="T39" style:family="text">
      <style:text-properties officeooo:rsid="00309a89"/>
    </style:style>
    <style:style style:name="T40" style:family="text">
      <style:text-properties officeooo:rsid="0033b475"/>
    </style:style>
    <style:style style:name="T41" style:family="text">
      <style:text-properties officeooo:rsid="0034032b"/>
    </style:style>
    <style:style style:name="T42" style:family="text">
      <style:text-properties style:text-position="super 58%" officeooo:rsid="0034032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cripts python pour arxim,<text:line-break/>construction de diagrammes de phase</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3">introduction<text:tab/>1</text:p>
          <text:p text:style-name="P23">Mise en oeuvre<text:tab/>2</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37">p</text:span>ar exemple de calculer un diagramme de Sillen (activités des espèces en fonction du pH), mais ne permet pas de construire directement un diagramme sur un espace d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oeuvre qu'un langage à compilation séparée comme fortr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31">Le lancement d'arxim par la fonction python </text:span><text:span text:style-name="T26">os.system</text:span><text:span text:style-name="T31"> s'effectue ainsi avec trois arguments: le chemin du script arxim, <text:s/>le niveau de déboguage, et le mode de calcul (SPC, GEM).</text:span> <text:span text:style-name="T31">Le niveau de débogu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37">qui, pour diverses raisons, seraient a priori plus rapides.</text:span></text:p>
      <text:p text:style-name="P2">Les scripts actuellement disponibles permettent de réaliser:</text:p>
      <text:p text:style-name="P3">- des diagrammes binaires de type pH - Eh (ou pH - log(fO2)) en mode SPC (spéciation), représentant l'espèce la plus abondante, <text:span text:style-name="T13">à T,P donnés et pour des quantités totales données d'un ou plusieurs éléments</text:span>.</text:p>
      <text:p text:style-name="P2">- des diagrammes <text:span text:style-name="T13">de phase</text:span>, calculés en mode GEM, qui <text:span text:style-name="T13">"</text:span>cartographient<text:span text:style-name="T13">", pour des quantités données de constituants inertes,</text:span> les champs de stabilité des assemblages de phase, en fonction des activités de deux constituants <text:span text:style-name="T14">mobiles</text:span> <text:span text:style-name="T13">ou dans un espace </text:span>T,<text:span text:style-name="T13">P.</text:span></text:p>
      <text:p text:style-name="P4">Dans le premier cas, Arxim est appelé pour calculer la spéciation de la solution aqueuse <text:span text:style-name="T14">et écrire </text:span>la composition de la solution <text:span text:style-name="T14">dans un fichier (</text:span><text:span text:style-name="T27">tmp_spc_mole.dat</text:span><text:span text:style-name="T14">)</text:span>, et le script lit <text:span text:style-name="T14">ce fichier </text:span>pour trouver l'espèce solutée la plus abondante. Dans les autres cas, Arxim est appelé pour calculer la composition du système à l'équilibre et <text:span text:style-name="T37">l'</text:span>écrire <text:span text:style-name="T14">dans</text:span> un fichier <text:span text:style-name="T14">(</text:span><text:span text:style-name="T27">tmp_gem.tab</text:span><text:span text:style-name="T14">) qui sera relu par le script.</text:span></text:p>
      <text:p text:style-name="P6">Les fichiers temporaires (<text:span text:style-name="T25">tmp_*</text:span>) peuvent également être relus par Arxim pour servir de données initiales au point de calcul suivant, <text:span text:style-name="T17">ce qui doit (ou devrait) accélérer</text:span> le <text:soft-page-break/>calcul de spéciation.</text:p>
      <text:p text:style-name="P5">Pour ces différents types de diagrammes, le schéma d<text:span text:style-name="T14">u script</text:span> est <text:span text:style-name="T14">similaire</text:span>. On commence par un calcul point par point sur une grille (x,y) de résolution donnée, relativement large, qui donne une <text:span text:style-name="T14">première image</text:span> de la répartition des differents domaines (nature de l'espèce la plus abondante, en mode SPC, ou assemblage de phase, en GEM), et qui permet de localiser les couples de points (p1,p2) rele<text:span text:style-name="T14">v</text:span>ant de deux domaines distincts. Les <text:span text:style-name="T15">limit</text:span>es <text:span text:style-name="T15">des</text:span> domaines sont ensuite précisées par dichotomies successives (suivant x pour les couples de même <text:span text:style-name="T15">y</text:span>, ou y pour les couples de même <text:span text:style-name="T15">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m restart", et c'est le cas en mode SPC (et en GEM en l'absence de mélanges susceptibles de démixion), mais les premiers tests ne montrent pas de différences significatives de temps de calcul. <text:span text:style-name="T18">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20">plus</text:span> large <text:span text:style-name="T20">qu'un domaine</text:span>, qu<text:span text:style-name="T19">'entre les domaines 1 et 2 des points p1 et p2, un autre domaine distinct à la fois de 1 et 2 soit en fait présent. Il faudra alors (ce n'est pas encore implémenté) repartir sur deux procèdures de raffinement qui fourniront, au lieu d'un seul point de la frontière 1=2, deux points, l'un sur la frontière 1=3, l'autre sur 2=3.</text:span></text:p>
      <text:p text:style-name="P2">Les listes, <text:span text:style-name="T16">gérées de manière dynamique en python, et les</text:span> tuples (type de variable <text:span text:style-name="T16">python </text:span>pour gérer des collections d'objets hétérogènes) permettent de gérer assez simplement les li<text:span text:style-name="T37">mites</text:span> <text:span text:style-name="T37">entre </text:span>les différents domaines. <text:span text:style-name="T17">On commence par une liste globale à laquelle, c</text:span>haque fois qu'on rencontre un nouveau poi<text:span text:style-name="T16">nt</text:span> de changement de domaine, on ajoute un "tuple" qui contient les coordonnées du point et un code décrivant le changement de domaine. Il suffit ensuite de <text:span text:style-name="T16">relire cette liste pour en extraire les listes correspondant aux différents changements de domaine répertoriés au fur et à mesure du balayage de la grille de départ.</text:span></text:p>
      <text:h text:style-name="Heading_20_3" text:outline-level="3">Mise en oeuvre</text:h>
      <text:p text:style-name="P9">Concernant le script arxim (fichier <text:span text:style-name="T25">.inn</text:span> décrivant le système, la base de données, etc), le principal aménagement par rapport au script utilisé pour un run arxim classique consiste à <text:span text:style-name="T30">écrire</text:span> dans un fichier à part ("fichier include") le bloc sur lequel le script python doit inte<text:span text:style-name="T29">r</text:span>venir.</text:p>
      <text:p text:style-name="P11">Ce bloc est généralement le bloc SYSTEM, car c'est lui qui permet de définir les contraintes de pH ou de redox, la pression, la température.</text:p>
      <text:p text:style-name="P9">Par exemple, <text:span text:style-name="T24">pour construire un diagramme pH – redox, le</text:span> <text:span text:style-name="T23">script de calcul de spéciation standard, qui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4">est réécrit comme suit:</text:p>
      <text:p text:style-name="P22">INCLUDE inn/a5a3_fe_ox.include</text:p>
      <text:p text:style-name="P22"><text:soft-page-break/>INCLUDE dtb/elements.dtb</text:p>
      <text:p text:style-name="P22">INCLUDE dtb/logk_eq36_hkf.dtb</text:p>
      <text:p text:style-name="P22">../..</text:p>
      <text:p text:style-name="P13"><text:span text:style-name="T23">le bloc SYSTEM <text:s/>étant</text:span> écrit sur un fichier séparé:</text:p>
      <text:p text:style-name="TextInfo">!! <text:span text:style-name="T28">file path: 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3">Par défaut, le nom du fichier (i.e. le chemin relatif au répertoire de travail du script python) est celui du script arxim maître dans lequel le suffixe <text:span text:style-name="T25">.inn</text:span> est remplacé par <text:span text:style-name="T25">.include</text:span>.</text:p>
      <text:p text:style-name="P18">Pour la construction de diagrammes d'espèces dominantes en solution aqueuse (mode SPC), ainsi que pour les diagrammes de phase dans l'espace T,P, c'est le bloc SYSTEM que l'on doit modifier à chaque pas de calcul. </text:p>
      <text:p text:style-name="P15"><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3">l'approche est différente, car on fait appel à la fonction arxim GEM, qui, à la différence de SPC ou EQU, ne prévoit pas la définition de constituants mobiles au niveau du bloc SYSTEM. </text:span><text:span text:style-name="T4">Pour fixer l'activité d'un constituant à un niveau donné, on défini</text:span><text:span text:style-name="T5">t</text:span><text:span text:style-name="T4"> une phase </text:span><text:span text:style-name="T7">fictive</text:span><text:span text:style-name="T5"> </text:span><text:span text:style-name="T6">de même</text:span><text:span text:style-name="T5"> stoechiométrie et l'on </text:span><text:span text:style-name="T6">met un excès de ce constituant dans le système. <text:s/></text:span><text:span text:style-name="T7">D'autre part, au lieu de modifier le bloc SYSTEM, ce sont les données thermodynamiques des constituiants mobiles que l'on modifie.</text:span></text:p>
      <text:p text:style-name="P16"><text:span text:style-name="T1">Dans le cas test, qui concerne le système classique </text:span><text:span text:style-name="T11">KSAOH</text:span><text:span text:style-name="T1"> </text:span><text:span text:style-name="T11">(</text:span><text:span text:style-name="T1">K</text:span><text:span text:style-name="T35">2</text:span><text:span text:style-name="T1">O-SiO</text:span><text:span text:style-name="T35">2</text:span><text:span text:style-name="T1">-Al</text:span><text:span text:style-name="T35">2</text:span><text:span text:style-name="T1">O3-H</text:span><text:span text:style-name="T35">2</text:span><text:span text:style-name="T1">O</text:span><text:span text:style-name="T11">)</text:span><text:span text:style-name="T1">, en présence de H</text:span><text:span text:style-name="T35">2</text:span><text:span text:style-name="T1">O en excès, avec Al</text:span><text:span text:style-name="T35">2</text:span><text:span text:style-name="T1">O</text:span><text:span text:style-name="T35">3</text:span><text:span text:style-name="T1"> inerte, et SiO</text:span><text:span text:style-name="T35">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6"><text:span text:style-name="T8">et </text:span><text:span text:style-name="T9">d'autre part le</text:span><text:span text:style-name="T8"> bloc SPECIES suivant </text:span><text:span text:style-name="T9">(fichier </text:span><text:span text:style-name="T12">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32">FICTIVE <text:s/></text:span>SIO2_BUFF <text:s/>SI(1)O(2) <text:s text:c="4"/>2700. <text:s/><text:span text:style-name="T32">0.</text:span></text:p>
      <text:p text:style-name="TextInfo"><text:s text:c="2"/>MIN <text:s/><text:span text:style-name="T32">FICTIVE <text:s/></text:span>KOH_BUFF <text:s text:c="2"/>K(1)O(1)H(1) <text:s/>2700. <text:s/><text:span text:style-name="T32">0.</text:span></text:p>
      <text:p text:style-name="TextInfo">END</text:p>
      <text:p text:style-name="P17"><text:span text:style-name="T33">C</text:span>e fichier <text:span text:style-name="T25">include</text:span> <text:span text:style-name="T33">est modifié</text:span> <text:span text:style-name="T33">par </text:span>le script <text:span text:style-name="T38">python</text:span> au niveau de la dernière valeur de la ligne SIO2_BUFF ou <text:s/>KOH_BUFF, qui donne le logK (décimal) de la <text:span text:style-name="T33">réaction de formation de l'espèce (en l'occurrence une phase pure) en question.</text:span></text:p>
      <text:p text:style-name="P19"><text:span text:style-name="T40">Contrairement à ce qu'affirment </text:span>certains inconditionnels de l'approche GEM (par exempe Kulik, qui gère le programme GEM-PSI de Karpov), celle ci <text:span text:style-name="T40">ne demande pas nécessairement que </text:span>l'on dispose des énergies libres de formation des espèces, <text:span text:style-name="T40">elle peut aussi bien se pratiquer </text:span>avec <text:span text:style-name="T39">une</text:span> base en logK <text:span text:style-name="T40">d'usage courant dans les approches LMA (law of mass action). Une base de logK de réaction entre espèces peut toujours se transposer en une base d'énergies de formation (au facteur RT près) à partir d'un jeu d'espèces choisies comme primaires.</text:span></text:p>
      <text:p text:style-name="P25">L'utilisation d'une base <text:span text:style-name="T40">en </text:span>logK, pour les diagrammes qui nous intéressent, a , <text:soft-page-break/>l'avantage de <text:span text:style-name="T40">"graduer" directement les axes des </text:span>potentiels <text:span text:style-name="T40">des constituants mobiles</text:span> <text:span text:style-name="T40">en logs d'activité</text:span>. <text:span text:style-name="T41">Par contre, on doit parfois commencer par construire une base de logK adéquate avant de lancer le script de construction du diagramme. Dans le cas test sur le système KSAOH, la base de données a été construite avec H</text:span><text:span text:style-name="T36">2</text:span><text:span text:style-name="T41">O, H</text:span><text:span text:style-name="T42">+</text:span><text:span text:style-name="T41">, K</text:span><text:span text:style-name="T42">+</text:span><text:span text:style-name="T41">, Al</text:span><text:span text:style-name="T42">+3</text:span><text:span text:style-name="T41">, SiO</text:span><text:span text:style-name="T36">2</text:span><text:span text:style-name="T41">(aq) comme espèces primaires, en conséquence de quoi, si le logK de l'espèce fictive KOH_BUFFER est à une valeur X, l'équilibre du système avec la phase pure KOH impose la contrainte suivante sur les activités des espèces (notées par les []):</text:span></text:p>
      <text:p text:style-name="P26">log[KOH] - { log[K+] + log[H2O] – log[H+] } = X</text:p>
      <text:p text:style-name="P26">c'est à dire, [KOH] et [H<text:span text:style-name="T34">2</text:span>O] valant 1,</text:p>
      <text:p text:style-name="P26">log([K+] / [H+])= -X</text:p>
      <text:p text:style-name="P27">De même, le logK de l'espèce ficitive SiO2_BUFFER permet de contrôler l'activité de SiO<text:span text:style-name="T34">2</text:span>(aq) dans le système. </text:p>
      <text:p text:style-name="P20"/>
      <text:p text:style-name="P17"/>
      <text:p text:style-name="P12"/>
      <text:p text:style-name="P10"/>
      <text:p text:style-name="Text_20_body"/>
      <text:p text:style-name="P21">#---------------------------------------------------------y-loop</text:p>
      <text:p text:style-name="TextInfo">for y in Yser:</text:p>
      <text:p text:style-name="TextInfo"><text:s text:c="2"/><text:span text:style-name="T22">include_modify</text:span>(lisY,y) #---------modify the include file for y</text:p>
      <text:p text:style-name="TextInfo"><text:s text:c="2"/>#-------------------------------------------------------x-loop</text:p>
      <text:p text:style-name="TextInfo"><text:s text:c="2"/>for x in Xser:</text:p>
      <text:p text:style-name="TextInfo"><text:s text:c="4"/><text:span text:style-name="T22">include_modify</text:span>(lisX,x) #-<text:span text:style-name="T21">-</text:span>-----modify the include file for x</text:p>
      <text:p text:style-name="TextInfo"><text:s text:c="4"/>OK= <text:span text:style-name="T22">arxim_ok</text:span>(sArximCommand) #------------------execute arxim</text:p>
      <text:p text:style-name="TextInfo"><text:s text:c="4"/>if OK:</text:p>
      <text:p text:style-name="TextInfo"><text:s text:c="6"/>phase= <text:span text:style-name="T22">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8">Le schéma du script python est le même pour les différents cas envisagés, mais la mise en oeuvre diffère au niveau des modifications apportées au script arxim. Suivant le type de diagramme x-y demandé, </text:p>
      <text:p text:style-name="P1"/>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5T09:06:39.433511812</dc:date>
    <meta:editing-cycles>34</meta:editing-cycles>
    <meta:editing-duration>P2DT8H28M1S</meta:editing-duration>
    <meta:document-statistic meta:table-count="0" meta:image-count="0" meta:object-count="0" meta:page-count="4" meta:paragraph-count="81" meta:word-count="1723" meta:character-count="10711" meta:non-whitespace-character-count="8941"/>
    <meta:user-defined meta:name="Info 1"/>
    <meta:user-defined meta:name="Info 2"/>
    <meta:user-defined meta:name="Info 3"/>
    <meta:user-defined meta:name="Info 4"/>
  </office:meta>
</office:document-meta>
</file>